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shapes>
          <draw:frame draw:z-index="0" draw:style-name="gr1" draw:text-style-name="P1" svg:width="676.86pt" svg:height="380.72pt" svg:x="0pt" svg:y="81.58pt">
            <draw:object draw:notify-on-update-of-ranges="Sheet1.A1:Sheet1.A1 Sheet1.C4:Sheet1.AB4 Sheet1.A2:Sheet1.A2 Sheet1.C4:Sheet1.AB4 Sheet1.B1:Sheet1.AB1 Sheet1.A4:Sheet1.A4 Sheet1.B1:Sheet1.AB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num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  <table:table-cell office:value-type="float" office:value="243" calcext:value-type="float">
            <text:p>243</text:p>
          </table:table-cell>
          <table:table-cell office:value-type="float" office:value="280" calcext:value-type="float">
            <text:p>280</text:p>
          </table:table-cell>
          <table:table-cell office:value-type="float" office:value="324" calcext:value-type="float">
            <text:p>324</text:p>
          </table:table-cell>
          <table:table-cell office:value-type="float" office:value="372" calcext:value-type="float">
            <text:p>372</text:p>
          </table:table-cell>
          <table:table-cell office:value-type="float" office:value="424" calcext:value-type="float">
            <text:p>424</text:p>
          </table:table-cell>
          <table:table-cell office:value-type="float" office:value="462" calcext:value-type="float">
            <text:p>462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ratio</text:p>
          </table:table-cell>
          <table:table-cell/>
          <table:table-cell table:formula="of:=([.C2]/[.C1])" office:value-type="float" office:value="5.7" calcext:value-type="float">
            <text:p>5.7</text:p>
          </table:table-cell>
          <table:table-cell table:formula="of:=([.D2]/[.D1])" office:value-type="float" office:value="3.25" calcext:value-type="float">
            <text:p>3.25</text:p>
          </table:table-cell>
          <table:table-cell table:formula="of:=([.E2]/[.E1])" office:value-type="float" office:value="2.5" calcext:value-type="float">
            <text:p>2.5</text:p>
          </table:table-cell>
          <table:table-cell table:formula="of:=([.F2]/[.F1])" office:value-type="float" office:value="2.1" calcext:value-type="float">
            <text:p>2.1</text:p>
          </table:table-cell>
          <table:table-cell table:formula="of:=([.G2]/[.G1])" office:value-type="float" office:value="1.86" calcext:value-type="float">
            <text:p>1.86</text:p>
          </table:table-cell>
          <table:table-cell table:formula="of:=([.H2]/[.H1])" office:value-type="float" office:value="1.7" calcext:value-type="float">
            <text:p>1.7</text:p>
          </table:table-cell>
          <table:table-cell table:formula="of:=([.I2]/[.I1])" office:value-type="float" office:value="1.6" calcext:value-type="float">
            <text:p>1.6</text:p>
          </table:table-cell>
          <table:table-cell table:formula="of:=([.J2]/[.J1])" office:value-type="float" office:value="1.5125" calcext:value-type="float">
            <text:p>1.5125</text:p>
          </table:table-cell>
          <table:table-cell table:formula="of:=([.K2]/[.K1])" office:value-type="float" office:value="1.44444444444444" calcext:value-type="float">
            <text:p>1.44444444444444</text:p>
          </table:table-cell>
          <table:table-cell table:formula="of:=([.L2]/[.L1])" office:value-type="float" office:value="1.4" calcext:value-type="float">
            <text:p>1.4</text:p>
          </table:table-cell>
          <table:table-cell table:formula="of:=([.M2]/[.M1])" office:value-type="float" office:value="1.35454545454545" calcext:value-type="float">
            <text:p>1.35454545454545</text:p>
          </table:table-cell>
          <table:table-cell table:formula="of:=([.N2]/[.N1])" office:value-type="float" office:value="1.325" calcext:value-type="float">
            <text:p>1.325</text:p>
          </table:table-cell>
          <table:table-cell table:formula="of:=([.O2]/[.O1])" office:value-type="float" office:value="1.29230769230769" calcext:value-type="float">
            <text:p>1.29230769230769</text:p>
          </table:table-cell>
          <table:table-cell table:formula="of:=([.P2]/[.P1])" office:value-type="float" office:value="1.26428571428571" calcext:value-type="float">
            <text:p>1.26428571428571</text:p>
          </table:table-cell>
          <table:table-cell table:formula="of:=([.Q2]/[.Q1])" office:value-type="float" office:value="1.24666666666667" calcext:value-type="float">
            <text:p>1.24666666666667</text:p>
          </table:table-cell>
          <table:table-cell table:formula="of:=([.R2]/[.R1])" office:value-type="float" office:value="1.21875" calcext:value-type="float">
            <text:p>1.21875</text:p>
          </table:table-cell>
          <table:table-cell table:formula="of:=([.S2]/[.S1])" office:value-type="float" office:value="1.20588235294118" calcext:value-type="float">
            <text:p>1.20588235294118</text:p>
          </table:table-cell>
          <table:table-cell table:formula="of:=([.T2]/[.T1])" office:value-type="float" office:value="1.19444444444444" calcext:value-type="float">
            <text:p>1.19444444444444</text:p>
          </table:table-cell>
          <table:table-cell table:formula="of:=([.U2]/[.U1])" office:value-type="float" office:value="1.17894736842105" calcext:value-type="float">
            <text:p>1.17894736842105</text:p>
          </table:table-cell>
          <table:table-cell table:formula="of:=([.V2]/[.V1])" office:value-type="float" office:value="1.215" calcext:value-type="float">
            <text:p>1.215</text:p>
          </table:table-cell>
          <table:table-cell table:formula="of:=([.W2]/[.W1])" office:value-type="float" office:value="1.12" calcext:value-type="float">
            <text:p>1.12</text:p>
          </table:table-cell>
          <table:table-cell table:formula="of:=([.X2]/[.X1])" office:value-type="float" office:value="1.08" calcext:value-type="float">
            <text:p>1.08</text:p>
          </table:table-cell>
          <table:table-cell table:formula="of:=([.Y2]/[.Y1])" office:value-type="float" office:value="1.06285714285714" calcext:value-type="float">
            <text:p>1.06285714285714</text:p>
          </table:table-cell>
          <table:table-cell table:formula="of:=([.Z2]/[.Z1])" office:value-type="float" office:value="1.06" calcext:value-type="float">
            <text:p>1.06</text:p>
          </table:table-cell>
          <table:table-cell table:formula="of:=([.AA2]/[.AA1])" office:value-type="float" office:value="1.02666666666667" calcext:value-type="float">
            <text:p>1.02666666666667</text:p>
          </table:table-cell>
          <table:table-cell table:formula="of:=([.AB2]/[.AB1])" office:value-type="float" office:value="1.004" calcext:value-type="float">
            <text:p>1.004</text:p>
          </table:table-cell>
          <table:table-cell table:formula="of:=AVERAGE([.C3:.AB3])" office:value-type="float" office:value="1.61216530567617" calcext:value-type="float">
            <text:p>1.61216530567617</text:p>
          </table:table-cell>
        </table:table-row>
        <table:table-row table:style-name="ro1">
          <table:table-cell office:value-type="string" calcext:value-type="string">
            <text:p>linear</text:p>
          </table:table-cell>
          <table:table-cell office:value-type="float" office:value="0" calcext:value-type="float">
            <text:p>0</text:p>
          </table:table-cell>
          <table:table-cell table:formula="of:=[.C1]*[.$AC$3]" office:value-type="float" office:value="16.1216530567617" calcext:value-type="float">
            <text:p>16.1216530567617</text:p>
          </table:table-cell>
          <table:table-cell table:formula="of:=[.D1]*[.$AC$3]" office:value-type="float" office:value="32.2433061135234" calcext:value-type="float">
            <text:p>32.2433061135234</text:p>
          </table:table-cell>
          <table:table-cell table:formula="of:=[.E1]*[.$AC$3]" office:value-type="float" office:value="48.3649591702851" calcext:value-type="float">
            <text:p>48.3649591702851</text:p>
          </table:table-cell>
          <table:table-cell table:formula="of:=[.F1]*[.$AC$3]" office:value-type="float" office:value="64.4866122270468" calcext:value-type="float">
            <text:p>64.4866122270468</text:p>
          </table:table-cell>
          <table:table-cell table:formula="of:=[.G1]*[.$AC$3]" office:value-type="float" office:value="80.6082652838086" calcext:value-type="float">
            <text:p>80.6082652838086</text:p>
          </table:table-cell>
          <table:table-cell table:formula="of:=[.H1]*[.$AC$3]" office:value-type="float" office:value="96.7299183405703" calcext:value-type="float">
            <text:p>96.7299183405703</text:p>
          </table:table-cell>
          <table:table-cell table:formula="of:=[.I1]*[.$AC$3]" office:value-type="float" office:value="112.851571397332" calcext:value-type="float">
            <text:p>112.851571397332</text:p>
          </table:table-cell>
          <table:table-cell table:formula="of:=[.J1]*[.$AC$3]" office:value-type="float" office:value="128.973224454094" calcext:value-type="float">
            <text:p>128.973224454094</text:p>
          </table:table-cell>
          <table:table-cell table:formula="of:=[.K1]*[.$AC$3]" office:value-type="float" office:value="145.094877510855" calcext:value-type="float">
            <text:p>145.094877510855</text:p>
          </table:table-cell>
          <table:table-cell table:formula="of:=[.L1]*[.$AC$3]" office:value-type="float" office:value="161.216530567617" calcext:value-type="float">
            <text:p>161.216530567617</text:p>
          </table:table-cell>
          <table:table-cell table:formula="of:=[.M1]*[.$AC$3]" office:value-type="float" office:value="177.338183624379" calcext:value-type="float">
            <text:p>177.338183624379</text:p>
          </table:table-cell>
          <table:table-cell table:formula="of:=[.N1]*[.$AC$3]" office:value-type="float" office:value="193.459836681141" calcext:value-type="float">
            <text:p>193.459836681141</text:p>
          </table:table-cell>
          <table:table-cell table:formula="of:=[.O1]*[.$AC$3]" office:value-type="float" office:value="209.581489737902" calcext:value-type="float">
            <text:p>209.581489737902</text:p>
          </table:table-cell>
          <table:table-cell table:formula="of:=[.P1]*[.$AC$3]" office:value-type="float" office:value="225.703142794664" calcext:value-type="float">
            <text:p>225.703142794664</text:p>
          </table:table-cell>
          <table:table-cell table:formula="of:=[.Q1]*[.$AC$3]" office:value-type="float" office:value="241.824795851426" calcext:value-type="float">
            <text:p>241.824795851426</text:p>
          </table:table-cell>
          <table:table-cell table:formula="of:=[.R1]*[.$AC$3]" office:value-type="float" office:value="257.946448908187" calcext:value-type="float">
            <text:p>257.946448908187</text:p>
          </table:table-cell>
          <table:table-cell table:formula="of:=[.S1]*[.$AC$3]" office:value-type="float" office:value="274.068101964949" calcext:value-type="float">
            <text:p>274.068101964949</text:p>
          </table:table-cell>
          <table:table-cell table:formula="of:=[.T1]*[.$AC$3]" office:value-type="float" office:value="290.189755021711" calcext:value-type="float">
            <text:p>290.189755021711</text:p>
          </table:table-cell>
          <table:table-cell table:formula="of:=[.U1]*[.$AC$3]" office:value-type="float" office:value="306.311408078473" calcext:value-type="float">
            <text:p>306.311408078473</text:p>
          </table:table-cell>
          <table:table-cell table:formula="of:=[.V1]*[.$AC$3]" office:value-type="float" office:value="322.433061135234" calcext:value-type="float">
            <text:p>322.433061135234</text:p>
          </table:table-cell>
          <table:table-cell table:formula="of:=[.W1]*[.$AC$3]" office:value-type="float" office:value="403.041326419043" calcext:value-type="float">
            <text:p>403.041326419043</text:p>
          </table:table-cell>
          <table:table-cell table:formula="of:=[.X1]*[.$AC$3]" office:value-type="float" office:value="483.649591702851" calcext:value-type="float">
            <text:p>483.649591702851</text:p>
          </table:table-cell>
          <table:table-cell table:formula="of:=[.Y1]*[.$AC$3]" office:value-type="float" office:value="564.25785698666" calcext:value-type="float">
            <text:p>564.25785698666</text:p>
          </table:table-cell>
          <table:table-cell table:formula="of:=[.Z1]*[.$AC$3]" office:value-type="float" office:value="644.866122270469" calcext:value-type="float">
            <text:p>644.866122270469</text:p>
          </table:table-cell>
          <table:table-cell table:formula="of:=[.AA1]*[.$AC$3]" office:value-type="float" office:value="725.474387554277" calcext:value-type="float">
            <text:p>725.474387554277</text:p>
          </table:table-cell>
          <table:table-cell table:formula="of:=[.AB1]*[.$AC$3]" office:value-type="float" office:value="806.082652838086" calcext:value-type="float">
            <text:p>806.0826528380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émi Bourgeon</meta:initial-creator>
    <meta:creation-date>2018-06-08T15:22:57.624420901</meta:creation-date>
    <dc:date>2018-06-08T16:06:13.406414383</dc:date>
    <dc:creator>Rémi Bourgeon</dc:creator>
    <meta:editing-duration>PT31M12S</meta:editing-duration>
    <meta:editing-cycles>13</meta:editing-cycles>
    <meta:generator>LibreOffice/5.4.6.2$Linux_X86_64 LibreOffice_project/40m0$Build-2</meta:generator>
    <meta:document-statistic meta:table-count="2" meta:cell-count="1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879cm" svg:height="13.432cm" xlink:href=".." xlink:type="simple" chart:class="chart:scatter" chart:style-name="ch1">
        <chart:legend chart:legend-position="end" svg:x="21.715cm" svg:y="6.168cm" style:legend-expansion="high" chart:style-name="ch2"/>
        <chart:plot-area chart:style-name="ch3" table:cell-range-address="Sheet1.A1:Sheet1.AB1 Sheet1.C4:Sheet1.AB4 Sheet1.A2:Sheet1.A2 Sheet1.A4:Sheet1.A4" chart:data-source-has-labels="both" svg:x="0.477cm" svg:y="0.268cm" svg:width="20.761cm" svg:height="12.896cm">
          <chartooo:coordinate-region svg:x="1.284cm" svg:y="0.467cm" svg:width="19.674cm" svg:height="12.05cm"/>
          <chart:axis chart:dimension="x" chart:name="primary-x" chart:style-name="ch4" chartooo:axis-type="auto">
            <chart:categories table:cell-range-address="Sheet1.C4:Sheet1.AB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AB4" chart:label-cell-address="Sheet1.A2:Sheet1.A2" chart:class="chart:scatter">
            <chart:domain table:cell-range-address="Sheet1.B1:Sheet1.AB1"/>
            <chart:data-point chart:repeated="27"/>
          </chart:series>
          <chart:series chart:style-name="ch7" chart:values-cell-range-address="" chart:class="chart:scatter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16.1216530567617">
                <text:p>16.1216530567617</text:p>
                <draw:g>
                  <svg:desc>Sheet1.C4:Sheet1.AB4</svg:desc>
                </draw:g>
              </table:table-cell>
              <table:table-cell office:value-type="float" office:value="32.2433061135234">
                <text:p>32.2433061135234</text:p>
              </table:table-cell>
              <table:table-cell office:value-type="float" office:value="48.3649591702851">
                <text:p>48.3649591702851</text:p>
              </table:table-cell>
              <table:table-cell office:value-type="float" office:value="64.4866122270468">
                <text:p>64.4866122270468</text:p>
              </table:table-cell>
              <table:table-cell office:value-type="float" office:value="80.6082652838086">
                <text:p>80.6082652838086</text:p>
              </table:table-cell>
              <table:table-cell office:value-type="float" office:value="96.7299183405703">
                <text:p>96.7299183405703</text:p>
              </table:table-cell>
              <table:table-cell office:value-type="float" office:value="112.851571397332">
                <text:p>112.851571397332</text:p>
              </table:table-cell>
              <table:table-cell office:value-type="float" office:value="128.973224454094">
                <text:p>128.973224454094</text:p>
              </table:table-cell>
              <table:table-cell office:value-type="float" office:value="145.094877510855">
                <text:p>145.094877510855</text:p>
              </table:table-cell>
              <table:table-cell office:value-type="float" office:value="161.216530567617">
                <text:p>161.216530567617</text:p>
              </table:table-cell>
              <table:table-cell office:value-type="float" office:value="177.338183624379">
                <text:p>177.338183624379</text:p>
              </table:table-cell>
              <table:table-cell office:value-type="float" office:value="193.459836681141">
                <text:p>193.459836681141</text:p>
              </table:table-cell>
              <table:table-cell office:value-type="float" office:value="209.581489737902">
                <text:p>209.581489737902</text:p>
              </table:table-cell>
              <table:table-cell office:value-type="float" office:value="225.703142794664">
                <text:p>225.703142794664</text:p>
              </table:table-cell>
              <table:table-cell office:value-type="float" office:value="241.824795851426">
                <text:p>241.824795851426</text:p>
              </table:table-cell>
              <table:table-cell office:value-type="float" office:value="257.946448908187">
                <text:p>257.946448908187</text:p>
              </table:table-cell>
              <table:table-cell office:value-type="float" office:value="274.068101964949">
                <text:p>274.068101964949</text:p>
              </table:table-cell>
              <table:table-cell office:value-type="float" office:value="290.189755021711">
                <text:p>290.189755021711</text:p>
              </table:table-cell>
              <table:table-cell office:value-type="float" office:value="306.311408078473">
                <text:p>306.311408078473</text:p>
              </table:table-cell>
              <table:table-cell office:value-type="float" office:value="322.433061135234">
                <text:p>322.433061135234</text:p>
              </table:table-cell>
              <table:table-cell office:value-type="float" office:value="403.041326419043">
                <text:p>403.041326419043</text:p>
              </table:table-cell>
              <table:table-cell office:value-type="float" office:value="483.649591702851">
                <text:p>483.649591702851</text:p>
              </table:table-cell>
              <table:table-cell office:value-type="float" office:value="564.25785698666">
                <text:p>564.25785698666</text:p>
              </table:table-cell>
              <table:table-cell office:value-type="float" office:value="644.866122270469">
                <text:p>644.866122270469</text:p>
              </table:table-cell>
              <table:table-cell office:value-type="float" office:value="725.474387554277">
                <text:p>725.474387554277</text:p>
              </table:table-cell>
              <table:table-cell office:value-type="float" office:value="806.082652838086">
                <text:p>806.08265283808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:Sheet1.AB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num</text:p>
                <draw:g>
                  <svg:desc>Sheet1.A2:Sheet1.A2</svg:desc>
                </draw:g>
              </table:table-cell>
              <table:table-cell office:value-type="float" office:value="16.1216530567617">
                <text:p>16.1216530567617</text:p>
                <draw:g>
                  <svg:desc>Sheet1.C4:Sheet1.AB4</svg:desc>
                </draw:g>
              </table:table-cell>
              <table:table-cell office:value-type="float" office:value="32.2433061135234">
                <text:p>32.2433061135234</text:p>
              </table:table-cell>
              <table:table-cell office:value-type="float" office:value="48.3649591702851">
                <text:p>48.3649591702851</text:p>
              </table:table-cell>
              <table:table-cell office:value-type="float" office:value="64.4866122270468">
                <text:p>64.4866122270468</text:p>
              </table:table-cell>
              <table:table-cell office:value-type="float" office:value="80.6082652838086">
                <text:p>80.6082652838086</text:p>
              </table:table-cell>
              <table:table-cell office:value-type="float" office:value="96.7299183405703">
                <text:p>96.7299183405703</text:p>
              </table:table-cell>
              <table:table-cell office:value-type="float" office:value="112.851571397332">
                <text:p>112.851571397332</text:p>
              </table:table-cell>
              <table:table-cell office:value-type="float" office:value="128.973224454094">
                <text:p>128.973224454094</text:p>
              </table:table-cell>
              <table:table-cell office:value-type="float" office:value="145.094877510855">
                <text:p>145.094877510855</text:p>
              </table:table-cell>
              <table:table-cell office:value-type="float" office:value="161.216530567617">
                <text:p>161.216530567617</text:p>
              </table:table-cell>
              <table:table-cell office:value-type="float" office:value="177.338183624379">
                <text:p>177.338183624379</text:p>
              </table:table-cell>
              <table:table-cell office:value-type="float" office:value="193.459836681141">
                <text:p>193.459836681141</text:p>
              </table:table-cell>
              <table:table-cell office:value-type="float" office:value="209.581489737902">
                <text:p>209.581489737902</text:p>
              </table:table-cell>
              <table:table-cell office:value-type="float" office:value="225.703142794664">
                <text:p>225.703142794664</text:p>
              </table:table-cell>
              <table:table-cell office:value-type="float" office:value="241.824795851426">
                <text:p>241.824795851426</text:p>
              </table:table-cell>
              <table:table-cell office:value-type="float" office:value="257.946448908187">
                <text:p>257.946448908187</text:p>
              </table:table-cell>
              <table:table-cell office:value-type="float" office:value="274.068101964949">
                <text:p>274.068101964949</text:p>
              </table:table-cell>
              <table:table-cell office:value-type="float" office:value="290.189755021711">
                <text:p>290.189755021711</text:p>
              </table:table-cell>
              <table:table-cell office:value-type="float" office:value="306.311408078473">
                <text:p>306.311408078473</text:p>
              </table:table-cell>
              <table:table-cell office:value-type="float" office:value="322.433061135234">
                <text:p>322.433061135234</text:p>
              </table:table-cell>
              <table:table-cell office:value-type="float" office:value="403.041326419043">
                <text:p>403.041326419043</text:p>
              </table:table-cell>
              <table:table-cell office:value-type="float" office:value="483.649591702851">
                <text:p>483.649591702851</text:p>
              </table:table-cell>
              <table:table-cell office:value-type="float" office:value="564.25785698666">
                <text:p>564.25785698666</text:p>
              </table:table-cell>
              <table:table-cell office:value-type="float" office:value="644.866122270469">
                <text:p>644.866122270469</text:p>
              </table:table-cell>
              <table:table-cell office:value-type="float" office:value="725.474387554277">
                <text:p>725.474387554277</text:p>
              </table:table-cell>
              <table:table-cell office:value-type="float" office:value="806.082652838086">
                <text:p>806.082652838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